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Baskerville" svg:font-family="Baskerville"/>
    <style:font-face style:name="Didot" svg:font-family="Didot"/>
    <style:font-face style:name="Hoefler Text" svg:font-family="Hoefler Text"/>
  </office:font-face-decls>
  <office:automatic-styles>
    <style:style style:name="P1" style:family="paragraph" style:parent-style-name="Standard">
      <style:paragraph-properties fo:margin-bottom="0.1667in" fo:text-align="end">
        <style:tab-stops>
          <style:tab-stop style:position="4.4444in"/>
        </style:tab-stops>
      </style:paragraph-properties>
      <style:text-properties style:font-name="Didot" fo:font-size="16.0pt" fo:color="#000000"/>
    </style:style>
    <style:style style:name="P2" style:family="paragraph" style:parent-style-name="Standard">
      <style:paragraph-properties fo:text-align="end">
        <style:tab-stops>
          <style:tab-stop style:position="4.4444in"/>
        </style:tab-stops>
      </style:paragraph-properties>
      <style:text-properties style:font-name="Baskerville" fo:font-size="11.0pt" fo:color="#000000"/>
    </style:style>
    <style:style style:name="P3" style:family="paragraph" style:parent-style-name="Standard">
      <style:paragraph-properties fo:margin-bottom="0.1250in" fo:line-height="110%"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Baskerville" fo:font-size="12.0pt" fo:color="#000000"/>
    </style:style>
    <style:style style:name="P4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Didot" fo:font-size="11.0pt" fo:color="#000000"/>
    </style:style>
    <style:style style:name="P5" style:family="paragraph" style:parent-style-name="Standard">
      <style:paragraph-properties fo:margin-bottom="0.1250in" fo:line-height="140%"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Hoefler Text" fo:font-size="10.0pt" fo:color="#473b2c"/>
    </style:style>
    <style:style style:name="P6" style:family="paragraph" style:parent-style-name="Standard">
      <style:paragraph-properties fo:margin-bottom="0.1250in"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Didot" fo:font-size="11.0pt" fo:color="#000000"/>
    </style:style>
    <style:style style:name="T1" style:family="text">
      <style:text-properties fo:letter-spacing="0.0000in"/>
    </style:style>
    <style:style style:name="T2" style:family="text">
      <style:text-properties fo:font-weight="bold" fo:font-weight-asian="bold" fo:font-weight-complex="bold" fo:letter-spacing="0.0153in"/>
    </style:style>
    <style:style style:name="T3" style:family="text">
      <style:text-properties fo:font-weight="bold" fo:font-weight-asian="bold" fo:font-weight-complex="bold"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Peter S.Ramsook</text:span></text:p>
      <text:p text:style-name="P2"><text:span text:style-name="T1">404 Fahey Street </text:span></text:p>
      <text:p text:style-name="P2"><text:span text:style-name="T1">Gulf View, SanFernando</text:span></text:p>
      <text:p text:style-name="P2"><text:span text:style-name="T1">3054994/4881767</text:span></text:p>
      <text:p text:style-name="P2"><text:span text:style-name="T1">petershivon17@icloud.com</text:span></text:p>
      <text:p text:style-name="P2"/>
      <text:p text:style-name="P3"/>
      <text:p text:style-name="P4"><text:span text:style-name="T2">PROFILE</text:span></text:p>
      <text:p text:style-name="P3"><text:span text:style-name="T1">To provide utmost efficiency and contribute to the continued success and growth of the organization. I am adaptable to change and believe i have the skills and qualities to help the company go further. </text:span></text:p>
      <text:p text:style-name="P4"><text:span text:style-name="T2">EXPERIENCE</text:span></text:p>
      <text:p text:style-name="P4"><text:span text:style-name="T3">Arrears Caller, Unicomer Trinidad LTD — 2014-Present</text:span></text:p>
      <text:p text:style-name="P3"><text:span text:style-name="T1">Collection of arrears owed to the company. Collections are made via phone calls.</text:span></text:p>
      <text:p text:style-name="P4"><text:span text:style-name="T3">Legal Clerk, Shastri Parsad and Associates <text:s/>— 2011-2012</text:span></text:p>
      <text:p text:style-name="P3"><text:span text:style-name="T1">Filing of documents in Court houses. Preparing documents to be served to Parties.</text:span></text:p>
      <text:p text:style-name="P4"><text:span text:style-name="T3">Research Clerk Ministry of Energy and Energy Affairs — 2010-2010</text:span></text:p>
      <text:p text:style-name="P5"><text:span text:style-name="T1">Performing Legal research, filing of documents. Preparing of documents for Senior Counsel.</text:span></text:p>
      <text:p text:style-name="P4"/>
      <text:p text:style-name="P6"/>
      <text:p text:style-name="P4"><text:span text:style-name="T2">EDUCATION</text:span></text:p>
      <text:p text:style-name="P3"><text:span text:style-name="T1">University of The West Indies-Certificate in Business Management.</text:span></text:p>
      <text:p text:style-name="P3"><text:span text:style-name="T1">San Fernando Government Secondary School,CXC O Levels</text:span></text:p>
      <text:p text:style-name="P3"><text:span text:style-name="T1">Mathematics:3</text:span></text:p>
      <text:p text:style-name="P3"><text:span text:style-name="T1">English:3</text:span></text:p>
      <text:p text:style-name="P3"><text:span text:style-name="T1">Social Studies:3</text:span></text:p>
      <text:p text:style-name="P3"><text:span text:style-name="T1">Human and Social Biology:2</text:span></text:p>
      <text:p text:style-name="P3"><text:span text:style-name="T1">Principles of Business: 2</text:span></text:p>
      <text:p text:style-name="P4"><text:span text:style-name="T2">SKILLS</text:span></text:p>
      <text:p text:style-name="P3"><text:span text:style-name="T1">Team player, technologically adaptable, can work flexible hours, willing to go the extra mile, verse with a lot of job procedures, processes and field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82</meta:generator>
    <meta:keyword>cursorLocation=1128</meta:keyword>
    <meta:keyword>fitsPagesWidth=1</meta:keyword>
  </office:meta>
</office:document-meta>
</file>